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aliza un script que pida la contraseña de acceso a una página web y compruebe si es la misma que la almacenada en una variable. Si es correcta, le dará la bienvenida, sino se la volverá a pedi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6:04:19.180918014</meta:creation-date>
    <dc:date>2023-10-05T16:04:32.821060003</dc:date>
    <meta:editing-duration>PT14S</meta:editing-duration>
    <meta:editing-cycles>1</meta:editing-cycles>
    <meta:document-statistic meta:table-count="0" meta:image-count="0" meta:object-count="0" meta:page-count="1" meta:paragraph-count="1" meta:word-count="38" meta:character-count="196" meta:non-whitespace-character-count="159"/>
    <meta:generator>LibreOffice/7.4.7.2$Linux_X86_64 LibreOffice_project/40$Build-2</meta:generator>
  </office:meta>
</office:document-meta>
</file>